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66f"/>
    </style:style>
    <style:style style:name="P2" style:family="paragraph" style:parent-style-name="Text_20_body">
      <style:text-properties officeooo:paragraph-rsid="00073ff1"/>
    </style:style>
    <style:style style:name="T1" style:family="text">
      <style:text-properties officeooo:rsid="00073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ttack/Close Air Support Aircrafts<text:line-break/><text:line-break/></text:span>1. <text:span text:style-name="Strong_20_Emphasis">Hawker Tempest Mk II<text:line-break/>2. Hawker Hurricane Mk II<text:line-break/>3. Spitfire Mk XIV / XVIII (Attack role)<text:line-break/>Vultee Vengeance<text:line-break/>4. Dassault Ouragan (Toofani)<text:line-break/>5. Dassault Mystère IVA<text:line-break/>6. de Havilland Vampire FB.52<text:line-break/>7. Hawker Hunter FGA.56<text:line-break/>8. Sukhoi Su-7BMK<text:line-break/>HAL HF-24 Marut<text:line-break/>9. MiG-21 (CAS / strike variants)<text:line-break/>10. SEPECAT Jaguar (Shamsher)<text:line-break/>11. MiG-27M / ML<text:line-break/>12. MiG-23BN<text:line-break/>13. Sukhoi Su-30MKI (CAS / strike role)<text:line-break/>14. HAL Tejas Mk1 / Mk1A<text:line-break/>BAE Hawk Mk 132<text:line-break/>Dassault Mirage 2000H<text:line-break/>15. Dassault Rafale<text:line-break/>Mikoyan MiG-29UPG<text:line-break/><text:line-break/>Mil Mi-24/35 (Hind)</text:span></text:p>
      <text:p text:style-name="P2"><text:span text:style-name="Strong_20_Emphasis">Boeing AH-64E Apache<text:line-break/>16. HAL Rudra (ALH-WSI)<text:line-break/>17. HAL Prachand (LCH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0:56:16.791753930</meta:creation-date>
    <dc:date>2025-12-18T21:05:42.922999300</dc:date>
    <meta:editing-duration>PT7M36S</meta:editing-duration>
    <meta:editing-cycles>2</meta:editing-cycles>
    <meta:generator>LibreOffice/25.8.3.2$Linux_X86_64 LibreOffice_project/580$Build-2</meta:generator>
    <meta:document-statistic meta:table-count="0" meta:image-count="0" meta:object-count="0" meta:page-count="1" meta:paragraph-count="2" meta:word-count="102" meta:character-count="608" meta:non-whitespace-character-count="506"/>
  </office:meta>
</office:document-meta>
</file>